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.freecode.pl </text:p>
      <text:p text:style-name="Standard">3 termin</text:p>
      <text:p text:style-name="Standard">1. napisać słownik w oparciu o kontener vector i zastosować w nim algorytm sortujący i wstawiający </text:p>
      <text:list xml:id="list34616710" text:style-name="L1">
        <text:list-item>
          <text:p text:style-name="P1">omówić wszystkie rodzaje konwersji.</text:p>
        </text:list-item>
      </text:list>
      <text:p text:style-name="Standard"/>
      <text:p text:style-name="Standard">1. Jawne konwersje obiektow + przykład kodu, Klasa A, Klasa B jawna konwersja B na A. </text:p>
      <text:p text:style-name="Standard"><text:s/>chodzilo o static_cast, explicit konstruktor konwertujacy. Przy okazji statica zapytal tez o dynamic_cast i const_cast. </text:p>
      <text:p text:style-name="Standard"><text:s/>Dalsza czesc pytania, juz bez przykladow kodu, inne mozliwosci konwersji typu A na B. </text:p>
      <text:p text:style-name="Standard"/>
      <text:p text:style-name="Standard">2. Predykaty, co to, napisz fragemnt kodu ze zdefiniowanych swoim predykatem, i fragemnt kodu wykorzystujacy STL'owe. Przy okazji spytal sie o kilka alogrytmow z STL'a.</text:p>
      <text:p text:style-name="Standard"/>
      <text:p text:style-name="Standard"/>
      <text:p text:style-name="Standard">1. Kontenery, rodzaje, właściwości poszczególnych kontenerów, bezpieczeństwo. - to był temat, a pytał np o to w oparciu o jaka strukturę stworzono kontenery, który kontener jest najbezpieczniejszy i czemu. </text:p>
      <text:p text:style-name="Standard"><text:s/>2. Przykład kodu z 2 klasami w którym niejawna konwersja nie zadziała, a konieczna będzie konwersja jawna </text:p>
      <text:p text:style-name="Standard"><text:s/>3. Po co nam szablony?</text:p>
      <text:p text:style-name="Standard"/>
      <text:p text:style-name="Standard">1. Opisać konwersje + przykłady gdy taka sytuacja zachodzi, czyli jawne i niejawne, niejawne gdy kompilator się spodziewa czegoś innego, jawne: rzutowanie w stylu C i casty. O niejawnych napisałem przykłady: funkcję która przyjmuje int, a otrzymuje double, klasę z konstruktorem konwertującym oraz funkcją konwertującą. Do jawnych napisałem przykład dynamica na hierarchii dziedziczenia. Dr był bardzo zadowolony z takiej odpowiedzi. </text:p>
      <text:p text:style-name="Standard"/>
      <text:p text:style-name="Standard"><text:s/>2. Napisać program, w którym używamy specjalizacji klasy szablonowej. Ja napisałem coś w stylu sumy od 1 do n z egzaminu, ale on nie chciał tego, więc dopowiadałem ustnie o specjalizacji dla typu char na jakiejś strukturze i dlaczego typ ten jest taki szczególny (czyli w jakiej sytuacji musimy go specjalizować).</text:p>
      <text:p text:style-name="Standard"/>
      <text:p text:style-name="Standard">1. Dziedziczenie-&gt;rodzaje(publiczne, chornione, prywatne, wielokrotne wirtualne) </text:p>
      <text:p text:style-name="Standard"><text:s/>2. Napisać program kopiujacy jeden plik do drugiego za pomoca iteratorow strumieniowych, tak zeby zmienial litery male na duze.</text:p>
      <text:p text:style-name="Standard"/>
      <text:p text:style-name="Standard">1. Kontenery stl - podzial, struktura w pamieci, bezpieczenstwo, szybkosc, wykorzystanie, iterator i pozniej opis wszystkich iteratorow </text:p>
      <text:p text:style-name="Standard"><text:s/>2. Wczesne i pozne wiazanie - opis z przykladami + pytania jakies do kodu</text:p>
      <text:p text:style-name="Standard"/>
      <text:p text:style-name="Standard">1. iteratory, co to, po co, interfejs, rodzaje, charakterystyka, przyklad kodu z uzyciem jakiegos </text:p>
      <text:p text:style-name="Standard"><text:s/>2. obiekt jakiegos kontenera sekwencyjnego, ktory za pomoca odpowiedniego algorytmu STL doda do kazej wartosci, wartosc ostaniego elementu</text:p>
      <text:p text:style-name="Standard"/>
      <text:p text:style-name="Standard">1) Napisać przykład programu, w którym zademonstrujemy działanie mutable oraz const_cast (sytuacja, gdy jest on niezbędny). </text:p>
      <text:p text:style-name="Standard"><text:s/>2) Omówić wyjątki w iostream.</text:p>
      <text:p text:style-name="Standard"/>
      <text:p text:style-name="Standard">1. Co to są wyjątki? Co czego służą? Co dzieje się kiedy wyjątek zostanie wyrzucony - bardzo wnikliwie? Hierarchia wyrzucania. Specjalizacje. Podanie wyjątkowego przykładu z wykładu i omówienie go. </text:p>
      <text:p text:style-name="Standard"><text:soft-page-break/></text:p>
      <text:p text:style-name="Standard"><text:s/>2.Iteratory - def, rodzaje, czym się charakteryzują poszczególne, przykłady. Jakie są inne iteratory niż kontenerów z STLa? Modyfikacje iteratorów funkcjami, wykorzystanie. Które iteratory są w których kontenerach i jakie są zdefiniowane dla nich operacje. Dlaczego dla poszczególnych kontenerów nie ma takich a nie innych operacji itd...</text:p>
      <text:p text:style-name="Standard"/>
      <text:p text:style-name="Standard">char lowerupper(char c){ </text:p>
      <text:p text:style-name="Standard"><text:s text:c="4"/>if(std::islower(c)) return std::toupper(c); </text:p>
      <text:p text:style-name="Standard"><text:s text:c="4"/>if(std::isupper(c)) return std::tolower(c); </text:p>
      <text:p text:style-name="Standard"><text:s text:c="4"/>return c; </text:p>
      <text:p text:style-name="Standard"><text:s/>} </text:p>
      <text:p text:style-name="Standard"/>
      <text:p text:style-name="Standard"><text:s/>int main(){ </text:p>
      <text:p text:style-name="Standard"><text:s text:c="4"/>std::ifstream ifs("input"); </text:p>
      <text:p text:style-name="Standard"><text:s text:c="4"/>std::ofstream ofs("output"); </text:p>
      <text:p text:style-name="Standard"><text:s text:c="4"/>std::transform(std::istreambuf_iterator&lt;char&gt;(ifs), std::istreambuf_iterator&lt;char&gt;(), std::ostream_iterator&lt;char&gt;(ofs), lowerupper); </text:p>
      <text:p text:style-name="Standard"><text:s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ek Antkowicz</meta:initial-creator>
    <meta:creation-date>2012-02-06T14:45:27.15</meta:creation-date>
    <meta:document-statistic meta:table-count="0" meta:image-count="0" meta:object-count="0" meta:page-count="2" meta:paragraph-count="33" meta:word-count="463" meta:character-count="3407"/>
    <dc:date>2012-02-07T22:56:27.12</dc:date>
    <dc:creator>Darek Antkowicz</dc:creator>
    <meta:editing-duration>PT31H55M49S</meta:editing-duration>
    <meta:editing-cycles>1</meta:editing-cycles>
    <meta:generator>OpenOffice.org/3.2$Win32 OpenOffice.org_project/320m18$Build-9502</meta:generator>
  </office:meta>
</office:document-meta>
</file>